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3020d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weight="bold" officeooo:paragraph-rsid="0013020d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weight="normal" style:font-weight-asian="normal" style:font-weight-complex="normal"/>
    </style:style>
    <style:style style:name="T1" style:family="text">
      <style:text-properties officeooo:rsid="0013020d"/>
    </style:style>
    <style:style style:name="T2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<text:span text:style-name="T2">Trier les publications de « Toru Ishida » par titre de livre et par page de début. </text:span> </text:p>
      <text:p text:style-name="P2">db.livres.aggregate([{$match: {authors : "Toru Ishida"}}, {$sort : {booktitle: 1, "pages.start" : 1}}])</text:p>
      <text:p text:style-name="P2"/>
      <text:p text:style-name="P3"><text:span text:style-name="T2">//Projeter le résultat sur le titre de la publication, et les pages. </text:span> </text:p>
      <text:p text:style-name="P5">db.livres.aggregate([{$match : {"authors": "Toru Ishida"}}, {$sort: {booktitle: 1, "pages.start" : 1}},{$project: {title: 1, pages: 1}}])</text:p>
      <text:p text:style-name="P5"/>
      <text:p text:style-name="P3"><text:span text:style-name="T2">Compter le nombre de ses publications. </text:span> </text:p>
      <text:p text:style-name="P5">db.livres.aggregate([{$match : {"authors": "Toru Ishida"}}, {$count: "nb_de_publications"}])</text:p>
      <text:p text:style-name="P5"/>
      <text:p text:style-name="P3"><text:span text:style-name="T2">Compter le nombre de publications depuis 2011 et par type. </text:span> </text:p>
      <text:p text:style-name="P5">db.livres.aggregate([{$match : {"year": {$gte: 2011}}}, {$group: {_id: "$type", nb_publications: {$sum : 1}}}])</text:p>
      <text:p text:style-name="P3"/>
      <text:p text:style-name="P3"><text:span text:style-name="T2">Compter le nombre de publications par auteur et trier le résultat par ordre croissant. </text:span> </text:p>
      <text:p text:style-name="P5">db.livres.aggregate([{$unwind : "$authors"}, {$group: {_id: "$authors", nb_publications: {$sum: 1}}}, {$sort: {_id: 1}}]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6:05:44.106000000</meta:creation-date>
    <dc:date>2022-11-23T16:42:47.390000000</dc:date>
    <meta:editing-duration>PT6M15S</meta:editing-duration>
    <meta:editing-cycles>1</meta:editing-cycles>
    <meta:document-statistic meta:table-count="0" meta:image-count="0" meta:object-count="0" meta:page-count="1" meta:paragraph-count="10" meta:word-count="117" meta:character-count="908" meta:non-whitespace-character-count="791"/>
    <meta:generator>LibreOffice/6.4.1.2$Windows_X86_64 LibreOffice_project/4d224e95b98b138af42a64d84056446d09082932</meta:generator>
  </office:meta>
</office:document-meta>
</file>